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0.439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7409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5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Consolas"/>
    </style:style>
    <style:style style:name="ce7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in"/>
      <style:text-properties style:font-name="Consolas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style:font-name="Consolas"/>
    </style:style>
    <style:style style:name="ce9" style:family="table-cell" style:parent-style-name="Default">
      <style:table-cell-properties fo:background-color="#666666"/>
      <style:text-properties fo:color="#ffffff" style:font-name="Consolas"/>
    </style:style>
    <style:style style:name="ce3" style:family="table-cell" style:parent-style-name="Default">
      <style:table-cell-properties fo:background-color="#dee7e5"/>
      <style:text-properties style:font-name="Consola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"/>
    </style:style>
    <style:style style:name="ce12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ffffff" style:font-name="Consolas"/>
    </style:style>
    <style:style style:name="ce13" style:family="table-cell" style:parent-style-name="Default">
      <style:table-cell-properties fo:background-color="#dee7e5" style:text-align-source="fix" style:repeat-content="false"/>
      <style:paragraph-properties fo:text-align="end" fo:margin-left="0in"/>
      <style:text-properties style:font-name="Consola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666666" style:text-align-source="fix" style:repeat-content="false" fo:wrap-option="wrap"/>
      <style:paragraph-properties fo:text-align="end" fo:margin-left="0in"/>
      <style:text-properties fo:color="#ffffff" style:font-name="Consolas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2" table:default-cell-style-name="ce2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1" table:default-cell-style-name="ce1"/>
        <table:table-column table:style-name="co9" table:number-columns-repeated="2" table:default-cell-style-name="ce1"/>
        <table:table-column table:style-name="co5" table:default-cell-style-name="ce1"/>
        <table:table-column table:style-name="co10" table:default-cell-style-name="ce1"/>
        <table:table-column table:style-name="co1" table:number-columns-repeated="44" table:default-cell-style-name="ce1"/>
        <table:table-column table:style-name="co1" table:number-columns-repeated="960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formula="of:=SUM([.C7:.C8])" office:value-type="float" office:value="120" calcext:value-type="float">
            <text:p>120</text:p>
          </table:table-cell>
          <table:table-cell table:formula="of:=SUM([.D7:.D8])" office:value-type="float" office:value="110" calcext:value-type="float">
            <text:p>110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6" table:number-columns-repeated="3"/>
          <table:table-cell table:style-name="ce6" office:value-type="string" calcext:value-type="string">
            <text:p>o_node</text:p>
          </table:table-cell>
          <table:table-cell table:style-name="ce6" office:value-type="string" calcext:value-type="string">
            <text:p>d_node</text:p>
          </table:table-cell>
          <table:table-cell table:style-name="ce6" office:value-type="string" calcext:value-type="string">
            <text:p>route</text:p>
          </table:table-cell>
          <table:table-cell table:style-name="ce6" office:value-type="string" calcext:value-type="string">
            <text:p>a_node</text:p>
          </table:table-cell>
          <table:table-cell table:style-name="ce6" office:value-type="string" calcext:value-type="string">
            <text:p>b_node</text:p>
          </table:table-cell>
          <table:table-cell table:style-name="ce6" office:value-type="string" calcext:value-type="string">
            <text:p>route_pct</text:p>
          </table:table-cell>
          <table:table-cell table:style-name="ce6" office:value-type="string" calcext:value-type="string">
            <text:p>total OD</text:p>
          </table:table-cell>
          <table:table-cell table:style-name="ce6" office:value-type="string" calcext:value-type="string">
            <text:p>volume</text:p>
          </table:table-cell>
          <table:table-cell table:style-name="ce6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Volume</text:p>
          </table:table-cell>
          <table:table-cell table:style-name="ce15" office:value-type="string" calcext:value-type="string">
            <text:p>random</text:p>
          </table:table-cell>
          <table:table-cell table:style-name="ce15" office:value-type="string" calcext:value-type="string">
            <text:p>unbalanced target</text:p>
          </table:table-cell>
          <table:table-cell table:style-name="ce15" office:value-type="string" calcext:value-type="string">
            <text:p>balanced target</text:p>
          </table:table-cell>
          <table:table-cell table:style-name="ce6" table:number-columns-repeated="42"/>
          <table:table-cell table:style-name="ce16" table:number-columns-repeated="960"/>
        </table:table-row>
        <table:table-row table:style-name="ro1">
          <table:table-cell table:formula="of:=SUM([.C7:.D7])" office:value-type="float" office:value="135" calcext:value-type="float">
            <text:p>135</text:p>
          </table:table-cell>
          <table:table-cell table:style-name="ce8" office:value-type="string" calcext:value-type="string">
            <text:p>A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_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table:style-name="ce4" table:formula="of:=INDEX([.$F$11:.$F$18];MATCH([.H7]&amp;&quot;_&quot;&amp;[.I7]&amp;&quot;_&quot;&amp;[.J7];[.$E$11:.$E$18];0))" office:value-type="float" office:value="0.8" calcext:value-type="float">
            <text:p>0.8</text:p>
          </table:table-cell>
          <table:table-cell table:style-name="ce2" table:formula="of:=INDEX([.$C$7:.$D$8];MATCH([.H7];[.$B$7:.$B$8];0);MATCH([.I7];[.$C$6:.$D$6];0))" office:value-type="float" office:value="100" calcext:value-type="float">
            <text:p>100</text:p>
          </table:table-cell>
          <table:table-cell table:formula="of:=[.M7]*[.N7]" office:value-type="float" office:value="80" calcext:value-type="float">
            <text:p>8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table:formula="of:=SUMIFS([.$O$7:.$O$38];[.$K$7:.$K$38];[.Q7];[.$L$7:.$L$38];[.R7])"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formula="of:=SUM([.S7:.T7])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table:number-columns-repeated="1002"/>
        </table:table-row>
        <table:table-row table:style-name="ro1">
          <table:table-cell table:formula="of:=SUM([.C8:.D8])" office:value-type="float" office:value="95" calcext:value-type="float">
            <text:p>95</text:p>
          </table:table-cell>
          <table:table-cell table:style-name="ce8" office:value-type="string" calcext:value-type="string">
            <text:p>B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number-columns-repeated="2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_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style-name="Default" table:formula="of:=INDEX([.$F$11:.$F$18];MATCH([.H8]&amp;&quot;_&quot;&amp;[.I8]&amp;&quot;_&quot;&amp;[.J8];[.$E$11:.$E$18];0))" office:value-type="float" office:value="0.8" calcext:value-type="float">
            <text:p>0.8</text:p>
          </table:table-cell>
          <table:table-cell table:formula="of:=INDEX([.$C$7:.$D$8];MATCH([.H8];[.$B$7:.$B$8];0);MATCH([.I8];[.$C$6:.$D$6];0))" office:value-type="float" office:value="100" calcext:value-type="float">
            <text:p>100</text:p>
          </table:table-cell>
          <table:table-cell table:formula="of:=[.M8]*[.N8]" office:value-type="float" office:value="80" calcext:value-type="float">
            <text:p>80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formula="of:=SUMIFS([.$O$7:.$O$38];[.$K$7:.$K$38];[.Q8];[.$L$7:.$L$38];[.R8])" office:value-type="float" office:value="95" calcext:value-type="float">
            <text:p>95</text:p>
          </table:table-cell>
          <table:table-cell office:value-type="float" office:value="-21" calcext:value-type="float">
            <text:p>-21</text:p>
          </table:table-cell>
          <table:table-cell table:formula="of:=SUM([.S8:.T8])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_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style-name="Default" table:formula="of:=INDEX([.$F$11:.$F$18];MATCH([.H9]&amp;&quot;_&quot;&amp;[.I9]&amp;&quot;_&quot;&amp;[.J9];[.$E$11:.$E$18];0))" office:value-type="float" office:value="0.8" calcext:value-type="float">
            <text:p>0.8</text:p>
          </table:table-cell>
          <table:table-cell table:formula="of:=INDEX([.$C$7:.$D$8];MATCH([.H9];[.$B$7:.$B$8];0);MATCH([.I9];[.$C$6:.$D$6];0))" office:value-type="float" office:value="100" calcext:value-type="float">
            <text:p>100</text:p>
          </table:table-cell>
          <table:table-cell table:formula="of:=[.M9]*[.N9]" office:value-type="float" office:value="80" calcext:value-type="float">
            <text:p>80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formula="of:=SUMIFS([.$O$7:.$O$38];[.$K$7:.$K$38];[.Q9];[.$L$7:.$L$38];[.R9])" office:value-type="float" office:value="184" calcext:value-type="float">
            <text:p>184</text:p>
          </table:table-cell>
          <table:table-cell office:value-type="float" office:value="-16" calcext:value-type="float">
            <text:p>-16</text:p>
          </table:table-cell>
          <table:table-cell table:formula="of:=SUM([.S9:.T9])" office:value-type="float" office:value="168" calcext:value-type="float">
            <text:p>168</text:p>
          </table:table-cell>
          <table:table-cell office:value-type="float" office:value="190" calcext:value-type="float">
            <text:p>190</text:p>
          </table:table-cell>
          <table:table-cell table:number-columns-repeated="1002"/>
        </table:table-row>
        <table:table-row table:style-name="ro1">
          <table:table-cell/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route</text:p>
          </table:table-cell>
          <table:table-cell table:style-name="ce9" office:value-type="string" calcext:value-type="string">
            <text:p>key</text:p>
          </table:table-cell>
          <table:table-cell table:style-name="ce12" office:value-type="string" calcext:value-type="string">
            <text:p>Percen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_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Default" table:formula="of:=INDEX([.$F$11:.$F$18];MATCH([.H10]&amp;&quot;_&quot;&amp;[.I10]&amp;&quot;_&quot;&amp;[.J10];[.$E$11:.$E$18];0))" office:value-type="float" office:value="0.8" calcext:value-type="float">
            <text:p>0.8</text:p>
          </table:table-cell>
          <table:table-cell table:formula="of:=INDEX([.$C$7:.$D$8];MATCH([.H10];[.$B$7:.$B$8];0);MATCH([.I10];[.$C$6:.$D$6];0))" office:value-type="float" office:value="100" calcext:value-type="float">
            <text:p>100</text:p>
          </table:table-cell>
          <table:table-cell table:formula="of:=[.M10]*[.N10]" office:value-type="float" office:value="80" calcext:value-type="float">
            <text:p>80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formula="of:=SUMIFS([.$O$7:.$O$38];[.$K$7:.$K$38];[.Q10];[.$L$7:.$L$38];[.R10])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formula="of:=SUM([.S10:.T10])" office:value-type="float" office:value="58" calcext:value-type="float">
            <text:p>58</text:p>
          </table:table-cell>
          <table:table-cell table:formula="of:=SUM([.V7:.V8])-[.V9]" office:value-type="float" office:value="45" calcext:value-type="float">
            <text:p>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_X</text:p>
          </table:table-cell>
          <table:table-cell table:formula="of:=[.B11]&amp;&quot;_&quot;&amp;[.C11]&amp;&quot;_&quot;&amp;[.D11]" office:value-type="string" office:string-value="A_C_W_X" calcext:value-type="string">
            <text:p>A_C_W_X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W_Y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W</text:p>
          </table:table-cell>
          <table:table-cell table:style-name="Default" table:formula="of:=INDEX([.$F$11:.$F$18];MATCH([.H11]&amp;&quot;_&quot;&amp;[.I11]&amp;&quot;_&quot;&amp;[.J11];[.$E$11:.$E$18];0))" office:value-type="float" office:value="0.2" calcext:value-type="float">
            <text:p>0.2</text:p>
          </table:table-cell>
          <table:table-cell table:formula="of:=INDEX([.$C$7:.$D$8];MATCH([.H11];[.$B$7:.$B$8];0);MATCH([.I11];[.$C$6:.$D$6];0))" office:value-type="float" office:value="100" calcext:value-type="float">
            <text:p>100</text:p>
          </table:table-cell>
          <table:table-cell table:formula="of:=[.M11]*[.N11]"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formula="of:=SUMIFS([.$O$7:.$O$38];[.$K$7:.$K$38];[.Q11];[.$L$7:.$L$38];[.R11])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S11:.T11])"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W_Y</text:p>
          </table:table-cell>
          <table:table-cell table:style-name="ce3" table:formula="of:=[.B12]&amp;&quot;_&quot;&amp;[.C12]&amp;&quot;_&quot;&amp;[.D12]" office:value-type="string" office:string-value="A_C_W_Y" calcext:value-type="string">
            <text:p>A_C_W_Y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W_Y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Y</text:p>
          </table:table-cell>
          <table:table-cell table:style-name="Default" table:formula="of:=INDEX([.$F$11:.$F$18];MATCH([.H12]&amp;&quot;_&quot;&amp;[.I12]&amp;&quot;_&quot;&amp;[.J12];[.$E$11:.$E$18];0))" office:value-type="float" office:value="0.2" calcext:value-type="float">
            <text:p>0.2</text:p>
          </table:table-cell>
          <table:table-cell table:formula="of:=INDEX([.$C$7:.$D$8];MATCH([.H12];[.$B$7:.$B$8];0);MATCH([.I12];[.$C$6:.$D$6];0))" office:value-type="float" office:value="100" calcext:value-type="float">
            <text:p>100</text:p>
          </table:table-cell>
          <table:table-cell table:formula="of:=[.M12]*[.N12]"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formula="of:=SUMIFS([.$O$7:.$O$38];[.$K$7:.$K$38];[.Q12];[.$L$7:.$L$38];[.R12])" office:value-type="float" office:value="184" calcext:value-type="float">
            <text:p>184</text:p>
          </table:table-cell>
          <table:table-cell office:value-type="float" office:value="-16" calcext:value-type="float">
            <text:p>-16</text:p>
          </table:table-cell>
          <table:table-cell table:formula="of:=SUM([.S12:.T12])" office:value-type="float" office:value="168" calcext:value-type="float">
            <text:p>168</text:p>
          </table:table-cell>
          <table:table-cell office:value-type="float" office:value="190" calcext:value-type="float">
            <text:p>1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_X</text:p>
          </table:table-cell>
          <table:table-cell table:formula="of:=[.B13]&amp;&quot;_&quot;&amp;[.C13]&amp;&quot;_&quot;&amp;[.D13]" office:value-type="string" office:string-value="A_D_W_X" calcext:value-type="string">
            <text:p>A_D_W_X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W_Y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Z</text:p>
          </table:table-cell>
          <table:table-cell table:style-name="Default" table:formula="of:=INDEX([.$F$11:.$F$18];MATCH([.H13]&amp;&quot;_&quot;&amp;[.I13]&amp;&quot;_&quot;&amp;[.J13];[.$E$11:.$E$18];0))" office:value-type="float" office:value="0.2" calcext:value-type="float">
            <text:p>0.2</text:p>
          </table:table-cell>
          <table:table-cell table:formula="of:=INDEX([.$C$7:.$D$8];MATCH([.H13];[.$B$7:.$B$8];0);MATCH([.I13];[.$C$6:.$D$6];0))" office:value-type="float" office:value="100" calcext:value-type="float">
            <text:p>100</text:p>
          </table:table-cell>
          <table:table-cell table:formula="of:=[.M13]*[.N13]" office:value-type="float" office:value="20" calcext:value-type="float">
            <text:p>20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formula="of:=SUMIFS([.$O$7:.$O$38];[.$K$7:.$K$38];[.Q13];[.$L$7:.$L$38];[.R13])"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formula="of:=SUM([.S13:.T13])"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W_Y</text:p>
          </table:table-cell>
          <table:table-cell table:style-name="ce3" table:formula="of:=[.B14]&amp;&quot;_&quot;&amp;[.C14]&amp;&quot;_&quot;&amp;[.D14]" office:value-type="string" office:string-value="A_D_W_Y" calcext:value-type="string">
            <text:p>A_D_W_Y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W_Y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C</text:p>
          </table:table-cell>
          <table:table-cell table:style-name="Default" table:formula="of:=INDEX([.$F$11:.$F$18];MATCH([.H14]&amp;&quot;_&quot;&amp;[.I14]&amp;&quot;_&quot;&amp;[.J14];[.$E$11:.$E$18];0))" office:value-type="float" office:value="0.2" calcext:value-type="float">
            <text:p>0.2</text:p>
          </table:table-cell>
          <table:table-cell table:formula="of:=INDEX([.$C$7:.$D$8];MATCH([.H14];[.$B$7:.$B$8];0);MATCH([.I14];[.$C$6:.$D$6];0))" office:value-type="float" office:value="100" calcext:value-type="float">
            <text:p>100</text:p>
          </table:table-cell>
          <table:table-cell table:formula="of:=[.M14]*[.N14]" office:value-type="float" office:value="20" calcext:value-type="float">
            <text:p>20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table:formula="of:=SUMIFS([.$O$7:.$O$38];[.$K$7:.$K$38];[.Q14];[.$L$7:.$L$38];[.R14])"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SUM([.S14:.T14])" office:value-type="float" office:value="125" calcext:value-type="float">
            <text:p>125</text:p>
          </table:table-cell>
          <table:table-cell table:formula="of:=SUM([.V7:.V8])-[.V13]" office:value-type="float" office:value="105" calcext:value-type="float">
            <text:p>10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_X</text:p>
          </table:table-cell>
          <table:table-cell table:formula="of:=[.B15]&amp;&quot;_&quot;&amp;[.C15]&amp;&quot;_&quot;&amp;[.D15]" office:value-type="string" office:string-value="B_C_W_X" calcext:value-type="string">
            <text:p>B_C_W_X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_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table:style-name="Default" table:formula="of:=INDEX([.$F$11:.$F$18];MATCH([.H15]&amp;&quot;_&quot;&amp;[.I15]&amp;&quot;_&quot;&amp;[.J15];[.$E$11:.$E$18];0))" office:value-type="float" office:value="0.8" calcext:value-type="float">
            <text:p>0.8</text:p>
          </table:table-cell>
          <table:table-cell table:formula="of:=INDEX([.$C$7:.$D$8];MATCH([.H15];[.$B$7:.$B$8];0);MATCH([.I15];[.$C$6:.$D$6];0))" office:value-type="float" office:value="35" calcext:value-type="float">
            <text:p>35</text:p>
          </table:table-cell>
          <table:table-cell table:formula="of:=[.M15]*[.N15]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W_Y</text:p>
          </table:table-cell>
          <table:table-cell table:style-name="ce3" table:formula="of:=[.B16]&amp;&quot;_&quot;&amp;[.C16]&amp;&quot;_&quot;&amp;[.D16]" office:value-type="string" office:string-value="B_C_W_Y" calcext:value-type="string">
            <text:p>B_C_W_Y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_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style-name="Default" table:formula="of:=INDEX([.$F$11:.$F$18];MATCH([.H16]&amp;&quot;_&quot;&amp;[.I16]&amp;&quot;_&quot;&amp;[.J16];[.$E$11:.$E$18];0))" office:value-type="float" office:value="0.8" calcext:value-type="float">
            <text:p>0.8</text:p>
          </table:table-cell>
          <table:table-cell table:formula="of:=INDEX([.$C$7:.$D$8];MATCH([.H16];[.$B$7:.$B$8];0);MATCH([.I16];[.$C$6:.$D$6];0))" office:value-type="float" office:value="35" calcext:value-type="float">
            <text:p>35</text:p>
          </table:table-cell>
          <table:table-cell table:formula="of:=[.M16]*[.N16]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_X</text:p>
          </table:table-cell>
          <table:table-cell table:formula="of:=[.B17]&amp;&quot;_&quot;&amp;[.C17]&amp;&quot;_&quot;&amp;[.D17]" office:value-type="string" office:string-value="B_D_W_X" calcext:value-type="string">
            <text:p>B_D_W_X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_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style-name="Default" table:formula="of:=INDEX([.$F$11:.$F$18];MATCH([.H17]&amp;&quot;_&quot;&amp;[.I17]&amp;&quot;_&quot;&amp;[.J17];[.$E$11:.$E$18];0))" office:value-type="float" office:value="0.8" calcext:value-type="float">
            <text:p>0.8</text:p>
          </table:table-cell>
          <table:table-cell table:formula="of:=INDEX([.$C$7:.$D$8];MATCH([.H17];[.$B$7:.$B$8];0);MATCH([.I17];[.$C$6:.$D$6];0))" office:value-type="float" office:value="35" calcext:value-type="float">
            <text:p>35</text:p>
          </table:table-cell>
          <table:table-cell table:formula="of:=[.M17]*[.N17]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W_Y</text:p>
          </table:table-cell>
          <table:table-cell table:style-name="ce3" table:formula="of:=[.B18]&amp;&quot;_&quot;&amp;[.C18]&amp;&quot;_&quot;&amp;[.D18]" office:value-type="string" office:string-value="B_D_W_Y" calcext:value-type="string">
            <text:p>B_D_W_Y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_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table:style-name="Default" table:formula="of:=INDEX([.$F$11:.$F$18];MATCH([.H18]&amp;&quot;_&quot;&amp;[.I18]&amp;&quot;_&quot;&amp;[.J18];[.$E$11:.$E$18];0))" office:value-type="float" office:value="0.8" calcext:value-type="float">
            <text:p>0.8</text:p>
          </table:table-cell>
          <table:table-cell table:formula="of:=INDEX([.$C$7:.$D$8];MATCH([.H18];[.$B$7:.$B$8];0);MATCH([.I18];[.$C$6:.$D$6];0))" office:value-type="float" office:value="35" calcext:value-type="float">
            <text:p>35</text:p>
          </table:table-cell>
          <table:table-cell table:formula="of:=[.M18]*[.N18]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W_Y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W</text:p>
          </table:table-cell>
          <table:table-cell table:style-name="Default" table:formula="of:=INDEX([.$F$11:.$F$18];MATCH([.H19]&amp;&quot;_&quot;&amp;[.I19]&amp;&quot;_&quot;&amp;[.J19];[.$E$11:.$E$18];0))" office:value-type="float" office:value="0.2" calcext:value-type="float">
            <text:p>0.2</text:p>
          </table:table-cell>
          <table:table-cell table:formula="of:=INDEX([.$C$7:.$D$8];MATCH([.H19];[.$B$7:.$B$8];0);MATCH([.I19];[.$C$6:.$D$6];0))" office:value-type="float" office:value="35" calcext:value-type="float">
            <text:p>35</text:p>
          </table:table-cell>
          <table:table-cell table:formula="of:=[.M19]*[.N19]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W_Y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Y</text:p>
          </table:table-cell>
          <table:table-cell table:style-name="Default" table:formula="of:=INDEX([.$F$11:.$F$18];MATCH([.H20]&amp;&quot;_&quot;&amp;[.I20]&amp;&quot;_&quot;&amp;[.J20];[.$E$11:.$E$18];0))" office:value-type="float" office:value="0.2" calcext:value-type="float">
            <text:p>0.2</text:p>
          </table:table-cell>
          <table:table-cell table:formula="of:=INDEX([.$C$7:.$D$8];MATCH([.H20];[.$B$7:.$B$8];0);MATCH([.I20];[.$C$6:.$D$6];0))" office:value-type="float" office:value="35" calcext:value-type="float">
            <text:p>35</text:p>
          </table:table-cell>
          <table:table-cell table:formula="of:=[.M20]*[.N20]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W_Y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Z</text:p>
          </table:table-cell>
          <table:table-cell table:style-name="Default" table:formula="of:=INDEX([.$F$11:.$F$18];MATCH([.H21]&amp;&quot;_&quot;&amp;[.I21]&amp;&quot;_&quot;&amp;[.J21];[.$E$11:.$E$18];0))" office:value-type="float" office:value="0.2" calcext:value-type="float">
            <text:p>0.2</text:p>
          </table:table-cell>
          <table:table-cell table:formula="of:=INDEX([.$C$7:.$D$8];MATCH([.H21];[.$B$7:.$B$8];0);MATCH([.I21];[.$C$6:.$D$6];0))" office:value-type="float" office:value="35" calcext:value-type="float">
            <text:p>35</text:p>
          </table:table-cell>
          <table:table-cell table:formula="of:=[.M21]*[.N21]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W_Y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D</text:p>
          </table:table-cell>
          <table:table-cell table:style-name="Default" table:formula="of:=INDEX([.$F$11:.$F$18];MATCH([.H22]&amp;&quot;_&quot;&amp;[.I22]&amp;&quot;_&quot;&amp;[.J22];[.$E$11:.$E$18];0))" office:value-type="float" office:value="0.2" calcext:value-type="float">
            <text:p>0.2</text:p>
          </table:table-cell>
          <table:table-cell table:formula="of:=INDEX([.$C$7:.$D$8];MATCH([.H22];[.$B$7:.$B$8];0);MATCH([.I22];[.$C$6:.$D$6];0))" office:value-type="float" office:value="35" calcext:value-type="float">
            <text:p>35</text:p>
          </table:table-cell>
          <table:table-cell table:formula="of:=[.M22]*[.N22]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_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style-name="Default" table:formula="of:=INDEX([.$F$11:.$F$18];MATCH([.H23]&amp;&quot;_&quot;&amp;[.I23]&amp;&quot;_&quot;&amp;[.J23];[.$E$11:.$E$18];0))" office:value-type="float" office:value="0.8" calcext:value-type="float">
            <text:p>0.8</text:p>
          </table:table-cell>
          <table:table-cell table:formula="of:=INDEX([.$C$7:.$D$8];MATCH([.H23];[.$B$7:.$B$8];0);MATCH([.I23];[.$C$6:.$D$6];0))" office:value-type="float" office:value="20" calcext:value-type="float">
            <text:p>20</text:p>
          </table:table-cell>
          <table:table-cell table:formula="of:=[.M23]*[.N23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_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style-name="Default" table:formula="of:=INDEX([.$F$11:.$F$18];MATCH([.H24]&amp;&quot;_&quot;&amp;[.I24]&amp;&quot;_&quot;&amp;[.J24];[.$E$11:.$E$18];0))" office:value-type="float" office:value="0.8" calcext:value-type="float">
            <text:p>0.8</text:p>
          </table:table-cell>
          <table:table-cell table:formula="of:=INDEX([.$C$7:.$D$8];MATCH([.H24];[.$B$7:.$B$8];0);MATCH([.I24];[.$C$6:.$D$6];0))" office:value-type="float" office:value="20" calcext:value-type="float">
            <text:p>20</text:p>
          </table:table-cell>
          <table:table-cell table:formula="of:=[.M24]*[.N24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_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style-name="Default" table:formula="of:=INDEX([.$F$11:.$F$18];MATCH([.H25]&amp;&quot;_&quot;&amp;[.I25]&amp;&quot;_&quot;&amp;[.J25];[.$E$11:.$E$18];0))" office:value-type="float" office:value="0.8" calcext:value-type="float">
            <text:p>0.8</text:p>
          </table:table-cell>
          <table:table-cell table:formula="of:=INDEX([.$C$7:.$D$8];MATCH([.H25];[.$B$7:.$B$8];0);MATCH([.I25];[.$C$6:.$D$6];0))" office:value-type="float" office:value="20" calcext:value-type="float">
            <text:p>20</text:p>
          </table:table-cell>
          <table:table-cell table:formula="of:=[.M25]*[.N25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_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Default" table:formula="of:=INDEX([.$F$11:.$F$18];MATCH([.H26]&amp;&quot;_&quot;&amp;[.I26]&amp;&quot;_&quot;&amp;[.J26];[.$E$11:.$E$18];0))" office:value-type="float" office:value="0.8" calcext:value-type="float">
            <text:p>0.8</text:p>
          </table:table-cell>
          <table:table-cell table:formula="of:=INDEX([.$C$7:.$D$8];MATCH([.H26];[.$B$7:.$B$8];0);MATCH([.I26];[.$C$6:.$D$6];0))" office:value-type="float" office:value="20" calcext:value-type="float">
            <text:p>20</text:p>
          </table:table-cell>
          <table:table-cell table:formula="of:=[.M26]*[.N26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W_Y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W</text:p>
          </table:table-cell>
          <table:table-cell table:style-name="Default" table:formula="of:=INDEX([.$F$11:.$F$18];MATCH([.H27]&amp;&quot;_&quot;&amp;[.I27]&amp;&quot;_&quot;&amp;[.J27];[.$E$11:.$E$18];0))" office:value-type="float" office:value="0.2" calcext:value-type="float">
            <text:p>0.2</text:p>
          </table:table-cell>
          <table:table-cell table:formula="of:=INDEX([.$C$7:.$D$8];MATCH([.H27];[.$B$7:.$B$8];0);MATCH([.I27];[.$C$6:.$D$6];0))" office:value-type="float" office:value="20" calcext:value-type="float">
            <text:p>20</text:p>
          </table:table-cell>
          <table:table-cell table:formula="of:=[.M27]*[.N27]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W_Y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Y</text:p>
          </table:table-cell>
          <table:table-cell table:style-name="Default" table:formula="of:=INDEX([.$F$11:.$F$18];MATCH([.H28]&amp;&quot;_&quot;&amp;[.I28]&amp;&quot;_&quot;&amp;[.J28];[.$E$11:.$E$18];0))" office:value-type="float" office:value="0.2" calcext:value-type="float">
            <text:p>0.2</text:p>
          </table:table-cell>
          <table:table-cell table:formula="of:=INDEX([.$C$7:.$D$8];MATCH([.H28];[.$B$7:.$B$8];0);MATCH([.I28];[.$C$6:.$D$6];0))" office:value-type="float" office:value="20" calcext:value-type="float">
            <text:p>20</text:p>
          </table:table-cell>
          <table:table-cell table:formula="of:=[.M28]*[.N28]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W_Y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Z</text:p>
          </table:table-cell>
          <table:table-cell table:style-name="Default" table:formula="of:=INDEX([.$F$11:.$F$18];MATCH([.H29]&amp;&quot;_&quot;&amp;[.I29]&amp;&quot;_&quot;&amp;[.J29];[.$E$11:.$E$18];0))" office:value-type="float" office:value="0.2" calcext:value-type="float">
            <text:p>0.2</text:p>
          </table:table-cell>
          <table:table-cell table:formula="of:=INDEX([.$C$7:.$D$8];MATCH([.H29];[.$B$7:.$B$8];0);MATCH([.I29];[.$C$6:.$D$6];0))" office:value-type="float" office:value="20" calcext:value-type="float">
            <text:p>20</text:p>
          </table:table-cell>
          <table:table-cell table:formula="of:=[.M29]*[.N29]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W_Y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C</text:p>
          </table:table-cell>
          <table:table-cell table:style-name="Default" table:formula="of:=INDEX([.$F$11:.$F$18];MATCH([.H30]&amp;&quot;_&quot;&amp;[.I30]&amp;&quot;_&quot;&amp;[.J30];[.$E$11:.$E$18];0))" office:value-type="float" office:value="0.2" calcext:value-type="float">
            <text:p>0.2</text:p>
          </table:table-cell>
          <table:table-cell table:formula="of:=INDEX([.$C$7:.$D$8];MATCH([.H30];[.$B$7:.$B$8];0);MATCH([.I30];[.$C$6:.$D$6];0))" office:value-type="float" office:value="20" calcext:value-type="float">
            <text:p>20</text:p>
          </table:table-cell>
          <table:table-cell table:formula="of:=[.M30]*[.N30]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_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style-name="Default" table:formula="of:=INDEX([.$F$11:.$F$18];MATCH([.H31]&amp;&quot;_&quot;&amp;[.I31]&amp;&quot;_&quot;&amp;[.J31];[.$E$11:.$E$18];0))" office:value-type="float" office:value="0.8" calcext:value-type="float">
            <text:p>0.8</text:p>
          </table:table-cell>
          <table:table-cell table:formula="of:=INDEX([.$C$7:.$D$8];MATCH([.H31];[.$B$7:.$B$8];0);MATCH([.I31];[.$C$6:.$D$6];0))" office:value-type="float" office:value="75" calcext:value-type="float">
            <text:p>75</text:p>
          </table:table-cell>
          <table:table-cell table:formula="of:=[.M31]*[.N31]"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_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style-name="Default" table:formula="of:=INDEX([.$F$11:.$F$18];MATCH([.H32]&amp;&quot;_&quot;&amp;[.I32]&amp;&quot;_&quot;&amp;[.J32];[.$E$11:.$E$18];0))" office:value-type="float" office:value="0.8" calcext:value-type="float">
            <text:p>0.8</text:p>
          </table:table-cell>
          <table:table-cell table:formula="of:=INDEX([.$C$7:.$D$8];MATCH([.H32];[.$B$7:.$B$8];0);MATCH([.I32];[.$C$6:.$D$6];0))" office:value-type="float" office:value="75" calcext:value-type="float">
            <text:p>75</text:p>
          </table:table-cell>
          <table:table-cell table:formula="of:=[.M32]*[.N32]"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_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style-name="Default" table:formula="of:=INDEX([.$F$11:.$F$18];MATCH([.H33]&amp;&quot;_&quot;&amp;[.I33]&amp;&quot;_&quot;&amp;[.J33];[.$E$11:.$E$18];0))" office:value-type="float" office:value="0.8" calcext:value-type="float">
            <text:p>0.8</text:p>
          </table:table-cell>
          <table:table-cell table:formula="of:=INDEX([.$C$7:.$D$8];MATCH([.H33];[.$B$7:.$B$8];0);MATCH([.I33];[.$C$6:.$D$6];0))" office:value-type="float" office:value="75" calcext:value-type="float">
            <text:p>75</text:p>
          </table:table-cell>
          <table:table-cell table:formula="of:=[.M33]*[.N33]"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_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table:style-name="Default" table:formula="of:=INDEX([.$F$11:.$F$18];MATCH([.H34]&amp;&quot;_&quot;&amp;[.I34]&amp;&quot;_&quot;&amp;[.J34];[.$E$11:.$E$18];0))" office:value-type="float" office:value="0.8" calcext:value-type="float">
            <text:p>0.8</text:p>
          </table:table-cell>
          <table:table-cell table:formula="of:=INDEX([.$C$7:.$D$8];MATCH([.H34];[.$B$7:.$B$8];0);MATCH([.I34];[.$C$6:.$D$6];0))" office:value-type="float" office:value="75" calcext:value-type="float">
            <text:p>75</text:p>
          </table:table-cell>
          <table:table-cell table:formula="of:=[.M34]*[.N34]"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W_Y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W</text:p>
          </table:table-cell>
          <table:table-cell table:style-name="Default" table:formula="of:=INDEX([.$F$11:.$F$18];MATCH([.H35]&amp;&quot;_&quot;&amp;[.I35]&amp;&quot;_&quot;&amp;[.J35];[.$E$11:.$E$18];0))" office:value-type="float" office:value="0.2" calcext:value-type="float">
            <text:p>0.2</text:p>
          </table:table-cell>
          <table:table-cell table:formula="of:=INDEX([.$C$7:.$D$8];MATCH([.H35];[.$B$7:.$B$8];0);MATCH([.I35];[.$C$6:.$D$6];0))" office:value-type="float" office:value="75" calcext:value-type="float">
            <text:p>75</text:p>
          </table:table-cell>
          <table:table-cell table:formula="of:=[.M35]*[.N35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W_Y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Y</text:p>
          </table:table-cell>
          <table:table-cell table:style-name="Default" table:formula="of:=INDEX([.$F$11:.$F$18];MATCH([.H36]&amp;&quot;_&quot;&amp;[.I36]&amp;&quot;_&quot;&amp;[.J36];[.$E$11:.$E$18];0))" office:value-type="float" office:value="0.2" calcext:value-type="float">
            <text:p>0.2</text:p>
          </table:table-cell>
          <table:table-cell table:formula="of:=INDEX([.$C$7:.$D$8];MATCH([.H36];[.$B$7:.$B$8];0);MATCH([.I36];[.$C$6:.$D$6];0))" office:value-type="float" office:value="75" calcext:value-type="float">
            <text:p>75</text:p>
          </table:table-cell>
          <table:table-cell table:formula="of:=[.M36]*[.N36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W_Y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Z</text:p>
          </table:table-cell>
          <table:table-cell table:style-name="Default" table:formula="of:=INDEX([.$F$11:.$F$18];MATCH([.H37]&amp;&quot;_&quot;&amp;[.I37]&amp;&quot;_&quot;&amp;[.J37];[.$E$11:.$E$18];0))" office:value-type="float" office:value="0.2" calcext:value-type="float">
            <text:p>0.2</text:p>
          </table:table-cell>
          <table:table-cell table:formula="of:=INDEX([.$C$7:.$D$8];MATCH([.H37];[.$B$7:.$B$8];0);MATCH([.I37];[.$C$6:.$D$6];0))" office:value-type="float" office:value="75" calcext:value-type="float">
            <text:p>75</text:p>
          </table:table-cell>
          <table:table-cell table:formula="of:=[.M37]*[.N37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W_Y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D</text:p>
          </table:table-cell>
          <table:table-cell table:style-name="Default" table:formula="of:=INDEX([.$F$11:.$F$18];MATCH([.H38]&amp;&quot;_&quot;&amp;[.I38]&amp;&quot;_&quot;&amp;[.J38];[.$E$11:.$E$18];0))" office:value-type="float" office:value="0.2" calcext:value-type="float">
            <text:p>0.2</text:p>
          </table:table-cell>
          <table:table-cell table:formula="of:=INDEX([.$C$7:.$D$8];MATCH([.H38];[.$B$7:.$B$8];0);MATCH([.I38];[.$C$6:.$D$6];0))" office:value-type="float" office:value="75" calcext:value-type="float">
            <text:p>75</text:p>
          </table:table-cell>
          <table:table-cell table:formula="of:=[.M38]*[.N38]" office:value-type="float" office:value="15" calcext:value-type="float">
            <text:p>15</text:p>
          </table:table-cell>
          <table:table-cell table:number-columns-repeated="100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6:Sheet1.L38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08:06:24.1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5T07:14:54.411000000</meta:creation-date>
    <dc:date>2021-04-25T08:24:09.421000000</dc:date>
    <meta:editing-duration>PT35M6S</meta:editing-duration>
    <meta:editing-cycles>10</meta:editing-cycles>
    <meta:generator>LibreOffice/7.0.1.2$Windows_x86 LibreOffice_project/7cbcfc562f6eb6708b5ff7d7397325de9e764452</meta:generator>
    <meta:document-statistic meta:table-count="1" meta:cell-count="375" meta:object-count="0"/>
  </office:meta>
</office:document-meta>
</file>